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fca" officeooo:paragraph-rsid="0005cfca"/>
    </style:style>
    <style:style style:name="P2" style:family="paragraph" style:parent-style-name="Standard">
      <style:paragraph-properties fo:text-align="center" style:justify-single-word="false"/>
      <style:text-properties fo:font-size="16pt" officeooo:rsid="00075bab" officeooo:paragraph-rsid="00075bab" style:font-size-asian="16pt" style:font-size-complex="16pt"/>
    </style:style>
    <style:style style:name="P3" style:family="paragraph" style:parent-style-name="Standard">
      <style:text-properties fo:font-size="16pt" officeooo:rsid="0005cfca" officeooo:paragraph-rsid="0005cfca" style:font-size-asian="16pt" style:font-size-complex="16pt"/>
    </style:style>
    <style:style style:name="T1" style:family="text">
      <style:text-properties officeooo:rsid="00071d7e"/>
    </style:style>
    <style:style style:name="T2" style:family="text">
      <style:text-properties officeooo:rsid="00075453"/>
    </style:style>
    <style:style style:name="T3" style:family="text">
      <style:text-properties officeooo:rsid="00075bab"/>
    </style:style>
    <style:style style:name="T4" style:family="text">
      <style:text-properties officeooo:rsid="00079654"/>
    </style:style>
    <style:style style:name="T5" style:family="text">
      <style:text-properties officeooo:rsid="00080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clusão</text:p>
      <text:p text:style-name="P3"/>
      <text:p text:style-name="P1">Ao longo deste trabalho foi possível identificar relevantes inovações e acertos por parte da Omie <text:span text:style-name="T5">em seus processos de engajamento</text:span>, <text:span text:style-name="T2">como</text:span> o uso de plataformas digitais para candidaturas e o programa de inserção <text:span text:style-name="T2">na cultura organizacional</text:span>. <text:span text:style-name="T1">Mas também surgiram pontos negativos, </text:span><text:span text:style-name="T2">dentre eles </text:span><text:span text:style-name="T3">testes</text:span><text:span text:style-name="T1"> específicos fora de ordem e falta de um período padrão de treinamento. A</text:span><text:span text:style-name="T4">pesar das faltas a</text:span><text:span text:style-name="T1"> empresa </text:span><text:span text:style-name="T4">possui, no geral, excelentes protocolos de contratação </text:span><text:span text:style-name="T1">e, </text:span><text:span text:style-name="T2">caso se atente às críticas, pode</text:span><text:span text:style-name="T4">rá</text:span><text:span text:style-name="T2"> melhorar ainda mais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6T02:23:26.944000000</meta:creation-date>
    <dc:date>2020-09-26T03:39:09.649000000</dc:date>
    <meta:editing-duration>PT1M55S</meta:editing-duration>
    <meta:editing-cycles>1</meta:editing-cycles>
    <meta:document-statistic meta:table-count="0" meta:image-count="0" meta:object-count="0" meta:page-count="1" meta:paragraph-count="2" meta:word-count="79" meta:character-count="515" meta:non-whitespace-character-count="438"/>
    <meta:generator>LibreOffice/7.0.1.2$Windows_x86 LibreOffice_project/7cbcfc562f6eb6708b5ff7d7397325de9e764452</meta:generator>
  </office:meta>
</office:document-meta>
</file>